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9DDC76DED98803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14cm, 5.073cm, 13.378cm, 4.51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09cm" svg:height="22.299cm" svg:x="0.892cm" svg:y="2.292cm">
          <draw:image xlink:href="Pictures/10000000000005E8000007E039DDC76DED98803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1:03.424963051</dc:date>
    <meta:editing-duration>PT3M3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